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3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7.525cm"/>
    </style:style>
    <style:style style:name="co5" style:family="table-column">
      <style:table-column-properties fo:break-before="auto" style:column-width="6.899cm"/>
    </style:style>
    <style:style style:name="co6" style:family="table-column">
      <style:table-column-properties fo:break-before="auto" style:column-width="7.251cm"/>
    </style:style>
    <style:style style:name="co7" style:family="table-column">
      <style:table-column-properties fo:break-before="auto" style:column-width="6.625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4.42cm"/>
    </style:style>
    <style:style style:name="co10" style:family="table-column">
      <style:table-column-properties fo:break-before="auto" style:column-width="13.32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batch1_2_3_svcomp_1_1_68AlgoPortfoloVsVanillaHyd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holeBenchmarkRun/vanillaHydra_OutCome</text:p>
          </table:table-cell>
          <table:table-cell office:value-type="string" calcext:value-type="string">
            <text:p>simulate8Algo/portfolio_1_1_6_Outcome</text:p>
          </table:table-cell>
          <table:table-cell office:value-type="string" calcext:value-type="string">
            <text:p>wholeBenchmarkRun/vanillaHydra_TotalSplits</text:p>
          </table:table-cell>
          <table:table-cell office:value-type="string" calcext:value-type="string">
            <text:p>simulate8Algo/portfolio_1_1_6_TotalSplits</text:p>
          </table:table-cell>
          <table:table-cell office:value-type="string" calcext:value-type="string">
            <text:p>wholeBenchmarkRun/vanillaHydra_RunTime</text:p>
          </table:table-cell>
          <table:table-cell office:value-type="string" calcext:value-type="string">
            <text:p>simulate8Algo/portfolio_1_1_6_RunTime</text:p>
          </table:table-cell>
          <table:table-cell office:value-type="string" calcext:value-type="string">
            <text:p>Who Performed Better</text:p>
          </table:table-cell>
          <table:table-cell office:value-type="string" calcext:value-type="string">
            <text:p>By How Much Percentage</text:p>
          </table:table-cell>
          <table:table-cell office:value-type="string" calcext:value-type="string">
            <text:p>simulate8Algo/portfolio_1_1_6 TimedOut but not wholeBenchmarkRun/vanillaHydra</text:p>
          </table:table-cell>
          <table:table-cell office:value-type="string" calcext:value-type="string">
            <text:p>wholeBenchmarkRun/vanillaHydra TimedOut but not simulate8Algo/portfolio_1_1_6</text:p>
          </table:table-cell>
        </table:table-row>
        <table:table-row table:style-name="ro1">
          <table:table-cell office:value-type="string" calcext:value-type="string">
            <text:p>linux-4.2-rc1.tar.xz-08_1a-drivers--staging--lustre--lustre--llite--llite_lloop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.619349" calcext:value-type="float">
            <text:p>7.619349</text:p>
          </table:table-cell>
          <table:table-cell office:value-type="float" office:value="4.224632" calcext:value-type="float">
            <text:p>4.22463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0.3553303577684" calcext:value-type="float">
            <text:p>80.3553303577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073676f-1-114_1a-drivers--net--b44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429.617159" calcext:value-type="float">
            <text:p>429.617159</text:p>
          </table:table-cell>
          <table:table-cell office:value-type="float" office:value="122.742021" calcext:value-type="float">
            <text:p>122.74202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50.016363996483" calcext:value-type="float">
            <text:p>250.016363996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iwlwifi--iwlwif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266.776086" calcext:value-type="float">
            <text:p>266.776086</text:p>
          </table:table-cell>
          <table:table-cell office:value-type="float" office:value="78.528932" calcext:value-type="float">
            <text:p>78.52893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39.716941521629" calcext:value-type="float">
            <text:p>239.716941521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td--mtd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office:value-type="float" office:value="258.74419" calcext:value-type="float">
            <text:p>258.74419</text:p>
          </table:table-cell>
          <table:table-cell office:value-type="float" office:value="171.090672" calcext:value-type="float">
            <text:p>171.09067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1.2322016012656" calcext:value-type="float">
            <text:p>51.2322016012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net--wireless--orinoco--orinoco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9.47395" calcext:value-type="float">
            <text:p>9.47395</text:p>
          </table:table-cell>
          <table:table-cell office:value-type="float" office:value="2.618688" calcext:value-type="float">
            <text:p>2.61868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61.782312364054" calcext:value-type="float">
            <text:p>261.78231236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video--console--fbcon.ko-entry_point.cil.out.i.bpl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achedBound</text:p>
          </table:table-cell>
          <table:table-cell office:value-type="float" office:value="27" calcext:value-type="float">
            <text:p>27</text:p>
          </table:table-cell>
          <table:table-cell office:value-type="float" office:value="326" calcext:value-type="float">
            <text:p>326</text:p>
          </table:table-cell>
          <table:table-cell office:value-type="float" office:value="1043.37" calcext:value-type="float">
            <text:p>1043.37</text:p>
          </table:table-cell>
          <table:table-cell office:value-type="float" office:value="515.781751" calcext:value-type="float">
            <text:p>515.78175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2.289049191273" calcext:value-type="float">
            <text:p>102.289049191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team--tea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32.189098" calcext:value-type="float">
            <text:p>32.189098</text:p>
          </table:table-cell>
          <table:table-cell office:value-type="float" office:value="29.749526" calcext:value-type="float">
            <text:p>29.74952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.20037267148393" calcext:value-type="float">
            <text:p>8.20037267148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iio--accel--kxcjk-1013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64" calcext:value-type="float">
            <text:p>664</text:p>
          </table:table-cell>
          <table:table-cell office:value-type="float" office:value="254" calcext:value-type="float">
            <text:p>254</text:p>
          </table:table-cell>
          <table:table-cell office:value-type="float" office:value="315.628796" calcext:value-type="float">
            <text:p>315.628796</text:p>
          </table:table-cell>
          <table:table-cell office:value-type="float" office:value="115.656892" calcext:value-type="float">
            <text:p>115.6568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72.900983713102" calcext:value-type="float">
            <text:p>172.900983713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gpu--drm--qxl--qxl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29" calcext:value-type="float">
            <text:p>629</text:p>
          </table:table-cell>
          <table:table-cell office:value-type="float" office:value="203" calcext:value-type="float">
            <text:p>203</text:p>
          </table:table-cell>
          <table:table-cell office:value-type="float" office:value="262.636142" calcext:value-type="float">
            <text:p>262.636142</text:p>
          </table:table-cell>
          <table:table-cell office:value-type="float" office:value="62.014951" calcext:value-type="float">
            <text:p>62.01495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23.504554571042" calcext:value-type="float">
            <text:p>323.50455457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md--raid456.ko.cil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877" calcext:value-type="float">
            <text:p>877</text:p>
          </table:table-cell>
          <table:table-cell office:value-type="float" office:value="352" calcext:value-type="float">
            <text:p>352</text:p>
          </table:table-cell>
          <table:table-cell office:value-type="float" office:value="3562.027563" calcext:value-type="float">
            <text:p>3562.027563</text:p>
          </table:table-cell>
          <table:table-cell office:value-type="float" office:value="160.51203" calcext:value-type="float">
            <text:p>160.5120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142.82254731935" calcext:value-type="float">
            <text:p>2142.82254731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0_drivers-vhost-tcm_vhost-ko--32_7a--linux-3.7.3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.61224" calcext:value-type="float">
            <text:p>5.61224</text:p>
          </table:table-cell>
          <table:table-cell office:value-type="float" office:value="3.063949" calcext:value-type="float">
            <text:p>3.06394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3.1701506780955" calcext:value-type="float">
            <text:p>83.1701506780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mwl8k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7.32714" calcext:value-type="float">
            <text:p>37.32714</text:p>
          </table:table-cell>
          <table:table-cell office:value-type="float" office:value="29.936672" calcext:value-type="float">
            <text:p>29.93667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4.6870059571084" calcext:value-type="float">
            <text:p>24.687005957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08_1a-fs--nfs--nfs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49.564814" calcext:value-type="float">
            <text:p>149.564814</text:p>
          </table:table-cell>
          <table:table-cell office:value-type="float" office:value="42.067386" calcext:value-type="float">
            <text:p>42.06738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55.536267454317" calcext:value-type="float">
            <text:p>255.536267454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ttusb-dec--ttusb_de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.620609" calcext:value-type="float">
            <text:p>11.620609</text:p>
          </table:table-cell>
          <table:table-cell office:value-type="float" office:value="6.724281" calcext:value-type="float">
            <text:p>6.72428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2.8156363483322" calcext:value-type="float">
            <text:p>72.8156363483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an--hdlc_cisco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6.965176" calcext:value-type="float">
            <text:p>6.965176</text:p>
          </table:table-cell>
          <table:table-cell office:value-type="float" office:value="6.060579" calcext:value-type="float">
            <text:p>6.06057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4.92591714422" calcext:value-type="float">
            <text:p>14.92591714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net--ppp--ppp_generic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office:value-type="float" office:value="133.691087" calcext:value-type="float">
            <text:p>133.691087</text:p>
          </table:table-cell>
          <table:table-cell office:value-type="float" office:value="33.44524" calcext:value-type="float">
            <text:p>33.4452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99.731283136255" calcext:value-type="float">
            <text:p>299.731283136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input--touchscreen--usbtouchscree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3.362018" calcext:value-type="float">
            <text:p>23.362018</text:p>
          </table:table-cell>
          <table:table-cell office:value-type="float" office:value="4.38329" calcext:value-type="float">
            <text:p>4.3832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32.979063671352" calcext:value-type="float">
            <text:p>432.979063671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wifi--rtl8723ae--rtl8723a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97.888993" calcext:value-type="float">
            <text:p>197.888993</text:p>
          </table:table-cell>
          <table:table-cell office:value-type="float" office:value="154.954388" calcext:value-type="float">
            <text:p>154.95438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7.7078987914818" calcext:value-type="float">
            <text:p>27.7078987914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2b9ec6c-1-106_1a-drivers--usb--gadget--g_printer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117.636683" calcext:value-type="float">
            <text:p>1117.636683</text:p>
          </table:table-cell>
          <table:table-cell office:value-type="float" office:value="373.631293" calcext:value-type="float">
            <text:p>373.63129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99.128232548766" calcext:value-type="float">
            <text:p>199.128232548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orinoco--orinoco_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2.953644" calcext:value-type="float">
            <text:p>42.953644</text:p>
          </table:table-cell>
          <table:table-cell office:value-type="float" office:value="35.556314" calcext:value-type="float">
            <text:p>35.55631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.8045468380103" calcext:value-type="float">
            <text:p>20.8045468380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_sound-oss-opl3-ko--111_1a--42f9f8d-1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933.437823" calcext:value-type="float">
            <text:p>933.437823</text:p>
          </table:table-cell>
          <table:table-cell office:value-type="float" office:value="141.356479" calcext:value-type="float">
            <text:p>141.35647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60.343147766152" calcext:value-type="float">
            <text:p>560.343147766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4_complex_emg_linux-alloc-spinlock_drivers-net-xen-netfront.cil.i.bpl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achedBound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float" office:value="57.664239" calcext:value-type="float">
            <text:p>57.664239</text:p>
          </table:table-cell>
          <table:table-cell office:value-type="float" office:value="40.700012" calcext:value-type="float">
            <text:p>40.70001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1.6811351308693" calcext:value-type="float">
            <text:p>41.6811351308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usb--class--cdc-ac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53.071323" calcext:value-type="float">
            <text:p>53.071323</text:p>
          </table:table-cell>
          <table:table-cell office:value-type="float" office:value="14.657608" calcext:value-type="float">
            <text:p>14.65760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62.073559342015" calcext:value-type="float">
            <text:p>262.073559342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iio--accel--kxcjk-1013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47.266321" calcext:value-type="float">
            <text:p>47.266321</text:p>
          </table:table-cell>
          <table:table-cell office:value-type="float" office:value="46.018865" calcext:value-type="float">
            <text:p>46.01886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.7107491677598" calcext:value-type="float">
            <text:p>2.7107491677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_get_put-drivers-block-pktcdvd.ko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.956423" calcext:value-type="float">
            <text:p>7.956423</text:p>
          </table:table-cell>
          <table:table-cell office:value-type="float" office:value="3.912473" calcext:value-type="float">
            <text:p>3.91247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3.360457695171" calcext:value-type="float">
            <text:p>103.360457695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a9e7fb5-1-32_7a-drivers--media--rc--imon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117.513511" calcext:value-type="float">
            <text:p>117.513511</text:p>
          </table:table-cell>
          <table:table-cell office:value-type="float" office:value="52.749398" calcext:value-type="float">
            <text:p>52.74939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22.776970838606" calcext:value-type="float">
            <text:p>122.776970838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media--usb--gspca--gspca_main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86" calcext:value-type="float">
            <text:p>286</text:p>
          </table:table-cell>
          <table:table-cell office:value-type="float" office:value="191" calcext:value-type="float">
            <text:p>191</text:p>
          </table:table-cell>
          <table:table-cell office:value-type="float" office:value="226.142539" calcext:value-type="float">
            <text:p>226.142539</text:p>
          </table:table-cell>
          <table:table-cell office:value-type="float" office:value="34.741321" calcext:value-type="float">
            <text:p>34.74132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50.932470299561" calcext:value-type="float">
            <text:p>550.932470299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wireless--zd1211rw--zd1211rw.ko-ldv_main7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5.089959" calcext:value-type="float">
            <text:p>25.089959</text:p>
          </table:table-cell>
          <table:table-cell office:value-type="float" office:value="7.128781" calcext:value-type="float">
            <text:p>7.12878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51.953005710233" calcext:value-type="float">
            <text:p>251.953005710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gpu--drm--vmwgfx--vmwgfx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1.015219" calcext:value-type="float">
            <text:p>21.015219</text:p>
          </table:table-cell>
          <table:table-cell office:value-type="float" office:value="5.177483" calcext:value-type="float">
            <text:p>5.17748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05.896436550347" calcext:value-type="float">
            <text:p>305.896436550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net--wireless--mwl8k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5" calcext:value-type="float">
            <text:p>95</text:p>
          </table:table-cell>
          <table:table-cell office:value-type="float" office:value="228" calcext:value-type="float">
            <text:p>228</text:p>
          </table:table-cell>
          <table:table-cell office:value-type="float" office:value="332.356172" calcext:value-type="float">
            <text:p>332.356172</text:p>
          </table:table-cell>
          <table:table-cell office:value-type="float" office:value="225.235306" calcext:value-type="float">
            <text:p>225.23530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7.5595358038584" calcext:value-type="float">
            <text:p>47.5595358038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net--team--tea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6.606467" calcext:value-type="float">
            <text:p>116.606467</text:p>
          </table:table-cell>
          <table:table-cell office:value-type="float" office:value="101.585653" calcext:value-type="float">
            <text:p>101.58565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4.7863537383571" calcext:value-type="float">
            <text:p>14.7863537383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usb--gadget--udc--pch_udc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office:value-type="float" office:value="116.036196" calcext:value-type="float">
            <text:p>116.036196</text:p>
          </table:table-cell>
          <table:table-cell office:value-type="float" office:value="75.792343" calcext:value-type="float">
            <text:p>75.79234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3.0975180434783" calcext:value-type="float">
            <text:p>53.0975180434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.28823800000001" calcext:value-type="float">
            <text:p>8.28823800000001</text:p>
          </table:table-cell>
          <table:table-cell office:value-type="float" office:value="7.126598" calcext:value-type="float">
            <text:p>7.12659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6.3000635085633" calcext:value-type="float">
            <text:p>16.3000635085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4_complex_emg_linux-drivers-clk1_drivers-net-ethernet-ethoc.cil.i.bpl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achedBound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0.919313" calcext:value-type="float">
            <text:p>20.919313</text:p>
          </table:table-cell>
          <table:table-cell office:value-type="float" office:value="18.024709" calcext:value-type="float">
            <text:p>18.02470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6.0590886654536" calcext:value-type="float">
            <text:p>16.0590886654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vfio--vfio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132.513763" calcext:value-type="float">
            <text:p>132.513763</text:p>
          </table:table-cell>
          <table:table-cell office:value-type="float" office:value="82.556092" calcext:value-type="float">
            <text:p>82.5560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60.5136093409073" calcext:value-type="float">
            <text:p>60.5136093409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paride--pf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.238917" calcext:value-type="float">
            <text:p>100.238917</text:p>
          </table:table-cell>
          <table:table-cell office:value-type="float" office:value="14.639611" calcext:value-type="float">
            <text:p>14.63961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84.710249473159" calcext:value-type="float">
            <text:p>584.710249473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torvalds-645ef9e-32_7a-sound--oss--sound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42.180433" calcext:value-type="float">
            <text:p>342.180433</text:p>
          </table:table-cell>
          <table:table-cell office:value-type="float" office:value="59.923739" calcext:value-type="float">
            <text:p>59.92373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71.026505872739" calcext:value-type="float">
            <text:p>471.026505872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a9e7fb5-1-32_7a-drivers--media--rc--imo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68.243177" calcext:value-type="float">
            <text:p>68.243177</text:p>
          </table:table-cell>
          <table:table-cell office:value-type="float" office:value="35.940057" calcext:value-type="float">
            <text:p>35.94005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9.8805474905062" calcext:value-type="float">
            <text:p>89.8805474905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input--touchscreen--elants_i2c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3" calcext:value-type="float">
            <text:p>123</text:p>
          </table:table-cell>
          <table:table-cell office:value-type="float" office:value="233" calcext:value-type="float">
            <text:p>233</text:p>
          </table:table-cell>
          <table:table-cell office:value-type="float" office:value="48.556259" calcext:value-type="float">
            <text:p>48.556259</text:p>
          </table:table-cell>
          <table:table-cell office:value-type="float" office:value="20.775475" calcext:value-type="float">
            <text:p>20.77547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33.719127962177" calcext:value-type="float">
            <text:p>133.719127962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_get_put-drivers-block-drbd-drbd.ko.cil.out-2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.28532" calcext:value-type="float">
            <text:p>17.28532</text:p>
          </table:table-cell>
          <table:table-cell office:value-type="float" office:value="14.5385" calcext:value-type="float">
            <text:p>14.538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8.8934209168759" calcext:value-type="float">
            <text:p>18.893420916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input--gameport--gameport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26.756491" calcext:value-type="float">
            <text:p>26.756491</text:p>
          </table:table-cell>
          <table:table-cell office:value-type="float" office:value="13.308354" calcext:value-type="float">
            <text:p>13.30835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1.05034025996" calcext:value-type="float">
            <text:p>101.0503402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31e8d4-1-102_1a-drivers--net--r8169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37.018592" calcext:value-type="float">
            <text:p>137.018592</text:p>
          </table:table-cell>
          <table:table-cell office:value-type="float" office:value="51.171101" calcext:value-type="float">
            <text:p>51.17110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67.765573384868" calcext:value-type="float">
            <text:p>167.765573384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atm--atmtcp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9.221966" calcext:value-type="float">
            <text:p>19.221966</text:p>
          </table:table-cell>
          <table:table-cell office:value-type="float" office:value="15.198005" calcext:value-type="float">
            <text:p>15.19800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6.4769027250616" calcext:value-type="float">
            <text:p>26.4769027250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net--can--usb--usb_8dev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8.389789" calcext:value-type="float">
            <text:p>8.389789</text:p>
          </table:table-cell>
          <table:table-cell office:value-type="float" office:value="5.426456" calcext:value-type="float">
            <text:p>5.42645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4.6089934203834" calcext:value-type="float">
            <text:p>54.6089934203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8a9f335-1-32_7a-drivers--net--wireless--ath--carl9170--carl917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540.836317" calcext:value-type="float">
            <text:p>540.836317</text:p>
          </table:table-cell>
          <table:table-cell office:value-type="float" office:value="210.73393" calcext:value-type="float">
            <text:p>210.7339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56.644156448845" calcext:value-type="float">
            <text:p>156.644156448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43_2a-drivers--misc--sgi-xp--xp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37.439393" calcext:value-type="float">
            <text:p>37.439393</text:p>
          </table:table-cell>
          <table:table-cell office:value-type="float" office:value="34.9448" calcext:value-type="float">
            <text:p>34.944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.1386672695222" calcext:value-type="float">
            <text:p>7.1386672695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usb--gadget--pch_udc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.586158" calcext:value-type="float">
            <text:p>7.586158</text:p>
          </table:table-cell>
          <table:table-cell office:value-type="float" office:value="2.792431" calcext:value-type="float">
            <text:p>2.79243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71.668592706498" calcext:value-type="float">
            <text:p>171.668592706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dvb-usb--dvb-usb-dib070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868.392586" calcext:value-type="float">
            <text:p>868.392586</text:p>
          </table:table-cell>
          <table:table-cell office:value-type="float" office:value="200.156823" calcext:value-type="float">
            <text:p>200.15682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33.856099924208" calcext:value-type="float">
            <text:p>333.856099924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_get_put-drivers-block-loop.ko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634111" calcext:value-type="float">
            <text:p>1.634111</text:p>
          </table:table-cell>
          <table:table-cell office:value-type="float" office:value="0.858613000000001" calcext:value-type="float">
            <text:p>0.85861300000000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90.3198530653504" calcext:value-type="float">
            <text:p>90.3198530653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d--dm-multipath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3" calcext:value-type="float">
            <text:p>23</text:p>
          </table:table-cell>
          <table:table-cell office:value-type="float" office:value="311" calcext:value-type="float">
            <text:p>311</text:p>
          </table:table-cell>
          <table:table-cell office:value-type="float" office:value="102.596924" calcext:value-type="float">
            <text:p>102.596924</text:p>
          </table:table-cell>
          <table:table-cell office:value-type="float" office:value="84.828406" calcext:value-type="float">
            <text:p>84.82840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.9464244795546" calcext:value-type="float">
            <text:p>20.9464244795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15_drivers-usb-core-usbcore-ko--32_7a--linux-3.7.3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7.407358" calcext:value-type="float">
            <text:p>47.407358</text:p>
          </table:table-cell>
          <table:table-cell office:value-type="float" office:value="42.681324" calcext:value-type="float">
            <text:p>42.68132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1.0728383215104" calcext:value-type="float">
            <text:p>11.0728383215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7--rtl8187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38.498767" calcext:value-type="float">
            <text:p>38.498767</text:p>
          </table:table-cell>
          <table:table-cell office:value-type="float" office:value="29.281468" calcext:value-type="float">
            <text:p>29.28146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1.4782680977607" calcext:value-type="float">
            <text:p>31.4782680977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edia--pci--pt3--earth-pt3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6.450874" calcext:value-type="float">
            <text:p>46.450874</text:p>
          </table:table-cell>
          <table:table-cell office:value-type="float" office:value="12.510751" calcext:value-type="float">
            <text:p>12.51075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71.287654913762" calcext:value-type="float">
            <text:p>271.287654913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md--raid456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.569376" calcext:value-type="float">
            <text:p>170.569376</text:p>
          </table:table-cell>
          <table:table-cell office:value-type="float" office:value="80.386034" calcext:value-type="float">
            <text:p>80.38603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12.187823571443" calcext:value-type="float">
            <text:p>112.187823571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hwmon--abituguru3.ko-main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586.666991" calcext:value-type="float">
            <text:p>3586.666991</text:p>
          </table:table-cell>
          <table:table-cell office:value-type="float" office:value="758.03954" calcext:value-type="float">
            <text:p>758.0395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74.909263967946" calcext:value-type="float">
            <text:p>374.909263967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-stable-4a349aa-1-32_7a-drivers--media--video--tlg2300--poseido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76.451507" calcext:value-type="float">
            <text:p>276.451507</text:p>
          </table:table-cell>
          <table:table-cell office:value-type="float" office:value="37.949267" calcext:value-type="float">
            <text:p>37.94926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628.476539480987" calcext:value-type="float">
            <text:p>628.47653948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b_urb-drivers-net-usb-catc.ko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.105774" calcext:value-type="float">
            <text:p>5.105774</text:p>
          </table:table-cell>
          <table:table-cell office:value-type="float" office:value="2.499427" calcext:value-type="float">
            <text:p>2.49942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4.277780467283" calcext:value-type="float">
            <text:p>104.277780467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7dffc7-1-144_2a-drivers--net--usb--cdc-phonet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14.210085" calcext:value-type="float">
            <text:p>14.210085</text:p>
          </table:table-cell>
          <table:table-cell office:value-type="float" office:value="9.950755" calcext:value-type="float">
            <text:p>9.95075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2.8040887349754" calcext:value-type="float">
            <text:p>42.8040887349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scsi--advansys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91.451674" calcext:value-type="float">
            <text:p>91.451674</text:p>
          </table:table-cell>
          <table:table-cell office:value-type="float" office:value="19.03311" calcext:value-type="float">
            <text:p>19.0331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80.487287679207" calcext:value-type="float">
            <text:p>380.487287679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mc--host--vub3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9.110175" calcext:value-type="float">
            <text:p>9.110175</text:p>
          </table:table-cell>
          <table:table-cell office:value-type="float" office:value="4.880148" calcext:value-type="float">
            <text:p>4.88014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6.6782523808704" calcext:value-type="float">
            <text:p>86.6782523808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ethernet--renesas--sh_eth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59.865161" calcext:value-type="float">
            <text:p>159.865161</text:p>
          </table:table-cell>
          <table:table-cell office:value-type="float" office:value="76.18239" calcext:value-type="float">
            <text:p>76.1823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9.84529495596" calcext:value-type="float">
            <text:p>109.84529495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virtio_blk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29.635995" calcext:value-type="float">
            <text:p>29.635995</text:p>
          </table:table-cell>
          <table:table-cell office:value-type="float" office:value="16.999971" calcext:value-type="float">
            <text:p>16.99997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4.3296797388654" calcext:value-type="float">
            <text:p>74.3296797388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4_complex_emg_linux-alloc-spinlock_drivers-net-usb-kaweth.cil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ReachedBound</text:p>
          </table:table-cell>
          <table:table-cell office:value-type="float" office:value="39" calcext:value-type="float">
            <text:p>39</text:p>
          </table:table-cell>
          <table:table-cell office:value-type="float" office:value="416" calcext:value-type="float">
            <text:p>416</text:p>
          </table:table-cell>
          <table:table-cell office:value-type="float" office:value="3591.791665" calcext:value-type="float">
            <text:p>3591.791665</text:p>
          </table:table-cell>
          <table:table-cell office:value-type="float" office:value="2175.111364" calcext:value-type="float">
            <text:p>2175.11136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65.5087670260547" calcext:value-type="float">
            <text:p>65.5087670260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-4.2-rc1.tar.xz-32_7a-drivers--gpu--drm--ast--ast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205.051238" calcext:value-type="float">
            <text:p>205.051238</text:p>
          </table:table-cell>
          <table:table-cell office:value-type="float" office:value="130.823079" calcext:value-type="float">
            <text:p>130.82307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6.7393456623966" calcext:value-type="float">
            <text:p>56.7393456623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firewire--firewire-core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04.592952" calcext:value-type="float">
            <text:p>304.592952</text:p>
          </table:table-cell>
          <table:table-cell office:value-type="float" office:value="27.945441" calcext:value-type="float">
            <text:p>27.94544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989.955789210841" calcext:value-type="float">
            <text:p>989.95578921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media--usb--hdpvr--hdpvr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2.177173" calcext:value-type="float">
            <text:p>202.177173</text:p>
          </table:table-cell>
          <table:table-cell office:value-type="float" office:value="24.359715" calcext:value-type="float">
            <text:p>24.35971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29.965264371936" calcext:value-type="float">
            <text:p>729.965264371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0_drivers-media-video-tlg2300-poseidon-ko--32_7a--4a349aa-1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5.911639" calcext:value-type="float">
            <text:p>25.911639</text:p>
          </table:table-cell>
          <table:table-cell office:value-type="float" office:value="24.719089" calcext:value-type="float">
            <text:p>24.71908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.82440918433521" calcext:value-type="float">
            <text:p>4.82440918433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d--dm-cach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174.724113" calcext:value-type="float">
            <text:p>174.724113</text:p>
          </table:table-cell>
          <table:table-cell office:value-type="float" office:value="64.552315" calcext:value-type="float">
            <text:p>64.55231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70.670560769199" calcext:value-type="float">
            <text:p>170.67056076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input--misc--ims-pcu.ko.cil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9061" calcext:value-type="float">
            <text:p>9061</text:p>
          </table:table-cell>
          <table:table-cell office:value-type="float" office:value="519" calcext:value-type="float">
            <text:p>519</text:p>
          </table:table-cell>
          <table:table-cell office:value-type="float" office:value="3588.377238" calcext:value-type="float">
            <text:p>3588.377238</text:p>
          </table:table-cell>
          <table:table-cell office:value-type="float" office:value="56.148377" calcext:value-type="float">
            <text:p>56.14837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6311.58336598046" calcext:value-type="float">
            <text:p>6311.58336598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_7a_cilled_linux-3.8-rc1-drivers--gpu--drm--vmwgfx--vmwgfx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359.710264" calcext:value-type="float">
            <text:p>359.710264</text:p>
          </table:table-cell>
          <table:table-cell office:value-type="float" office:value="127.621102" calcext:value-type="float">
            <text:p>127.62110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81.857983016006" calcext:value-type="float">
            <text:p>181.85798301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libertas--usb8xxx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7.903588" calcext:value-type="float">
            <text:p>7.903588</text:p>
          </table:table-cell>
          <table:table-cell office:value-type="float" office:value="3.471695" calcext:value-type="float">
            <text:p>3.47169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27.657901975836" calcext:value-type="float">
            <text:p>127.657901975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video--fbdev--udlfb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18" calcext:value-type="float">
            <text:p>318</text:p>
          </table:table-cell>
          <table:table-cell office:value-type="float" office:value="645" calcext:value-type="float">
            <text:p>645</text:p>
          </table:table-cell>
          <table:table-cell office:value-type="float" office:value="276.516677" calcext:value-type="float">
            <text:p>276.516677</text:p>
          </table:table-cell>
          <table:table-cell office:value-type="float" office:value="181.074603" calcext:value-type="float">
            <text:p>181.07460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2.7087026113762" calcext:value-type="float">
            <text:p>52.7087026113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usb--serial--usbserial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37.484204" calcext:value-type="float">
            <text:p>37.484204</text:p>
          </table:table-cell>
          <table:table-cell office:value-type="float" office:value="24.875385" calcext:value-type="float">
            <text:p>24.87538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0.6879350812058" calcext:value-type="float">
            <text:p>50.6879350812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isdn--gigaset--bas_gigaset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75.143382" calcext:value-type="float">
            <text:p>175.143382</text:p>
          </table:table-cell>
          <table:table-cell office:value-type="float" office:value="87.506384" calcext:value-type="float">
            <text:p>87.50638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0.149262252683" calcext:value-type="float">
            <text:p>100.149262252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wifi--rtl8192cu--rtl8192cu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3398.890442" calcext:value-type="float">
            <text:p>3398.890442</text:p>
          </table:table-cell>
          <table:table-cell office:value-type="float" office:value="778.817617" calcext:value-type="float">
            <text:p>778.81761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36.416738374833" calcext:value-type="float">
            <text:p>336.416738374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media--usb--cpia2--cpia2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.029113" calcext:value-type="float">
            <text:p>65.029113</text:p>
          </table:table-cell>
          <table:table-cell office:value-type="float" office:value="41.081275" calcext:value-type="float">
            <text:p>41.08127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8.2938041723388" calcext:value-type="float">
            <text:p>58.2938041723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staging--gdm72xx--gdmw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9.886803" calcext:value-type="float">
            <text:p>19.886803</text:p>
          </table:table-cell>
          <table:table-cell office:value-type="float" office:value="6.472032" calcext:value-type="float">
            <text:p>6.47203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7.27293993602" calcext:value-type="float">
            <text:p>207.27293993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ieee802154--mrf24j4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7.571259" calcext:value-type="float">
            <text:p>7.571259</text:p>
          </table:table-cell>
          <table:table-cell office:value-type="float" office:value="6.132675" calcext:value-type="float">
            <text:p>6.13267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3.4576917902873" calcext:value-type="float">
            <text:p>23.457691790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gpu--drm--mgag200--mgag20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73.922386" calcext:value-type="float">
            <text:p>73.922386</text:p>
          </table:table-cell>
          <table:table-cell office:value-type="float" office:value="43.063146" calcext:value-type="float">
            <text:p>43.06314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1.6604402288676" calcext:value-type="float">
            <text:p>71.6604402288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wifi--rtl8723be--rtl8723b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210.601406" calcext:value-type="float">
            <text:p>210.601406</text:p>
          </table:table-cell>
          <table:table-cell office:value-type="float" office:value="127.074944" calcext:value-type="float">
            <text:p>127.07494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65.7300797236629" calcext:value-type="float">
            <text:p>65.7300797236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md--dm-raid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783.950274" calcext:value-type="float">
            <text:p>783.950274</text:p>
          </table:table-cell>
          <table:table-cell office:value-type="float" office:value="206.38151" calcext:value-type="float">
            <text:p>206.3815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79.854897853979" calcext:value-type="float">
            <text:p>279.854897853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usb--serial--usbserial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2" calcext:value-type="float">
            <text:p>52</text:p>
          </table:table-cell>
          <table:table-cell office:value-type="float" office:value="138" calcext:value-type="float">
            <text:p>138</text:p>
          </table:table-cell>
          <table:table-cell office:value-type="float" office:value="98.628552" calcext:value-type="float">
            <text:p>98.628552</text:p>
          </table:table-cell>
          <table:table-cell office:value-type="float" office:value="45.958943" calcext:value-type="float">
            <text:p>45.95894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14.601436764984" calcext:value-type="float">
            <text:p>114.601436764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scsi--fcoe--fco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66.188301" calcext:value-type="float">
            <text:p>66.188301</text:p>
          </table:table-cell>
          <table:table-cell office:value-type="float" office:value="60.376864" calcext:value-type="float">
            <text:p>60.37686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9.62527136222244" calcext:value-type="float">
            <text:p>9.62527136222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media--platform--timblogi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82.081831" calcext:value-type="float">
            <text:p>82.081831</text:p>
          </table:table-cell>
          <table:table-cell office:value-type="float" office:value="51.342789" calcext:value-type="float">
            <text:p>51.34278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9.8702224766169" calcext:value-type="float">
            <text:p>59.8702224766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_drivers-usb-gadget-g_printer-ko--106_1a--2b9ec6c-2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805.413945" calcext:value-type="float">
            <text:p>805.413945</text:p>
          </table:table-cell>
          <table:table-cell office:value-type="float" office:value="122.807815" calcext:value-type="float">
            <text:p>122.80781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55.832810802798" calcext:value-type="float">
            <text:p>555.832810802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edia--dvb-core--dvb-cor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22.87148" calcext:value-type="float">
            <text:p>122.87148</text:p>
          </table:table-cell>
          <table:table-cell office:value-type="float" office:value="24.036829" calcext:value-type="float">
            <text:p>24.03682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11.180072878998" calcext:value-type="float">
            <text:p>411.180072878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0--rtl818x_pc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7.371426" calcext:value-type="float">
            <text:p>27.371426</text:p>
          </table:table-cell>
          <table:table-cell office:value-type="float" office:value="25.941538" calcext:value-type="float">
            <text:p>25.94153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.5119630917797" calcext:value-type="float">
            <text:p>5.5119630917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dpt_i2o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0.569076" calcext:value-type="float">
            <text:p>10.569076</text:p>
          </table:table-cell>
          <table:table-cell office:value-type="float" office:value="5.248139" calcext:value-type="float">
            <text:p>5.24813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1.387120272539" calcext:value-type="float">
            <text:p>101.387120272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iio--imu--inv_mpu6050--inv-mpu605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19.902223" calcext:value-type="float">
            <text:p>119.902223</text:p>
          </table:table-cell>
          <table:table-cell office:value-type="float" office:value="105.835332" calcext:value-type="float">
            <text:p>105.83533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3.2912995444659" calcext:value-type="float">
            <text:p>13.2912995444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ata--libata.ko-ldv_main4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9.946746" calcext:value-type="float">
            <text:p>49.946746</text:p>
          </table:table-cell>
          <table:table-cell office:value-type="float" office:value="48.367502" calcext:value-type="float">
            <text:p>48.36750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.26509316110637" calcext:value-type="float">
            <text:p>3.26509316110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d47b389-1-32_7a-drivers--media--video--cx88--cx88-blackbird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72.284398" calcext:value-type="float">
            <text:p>72.284398</text:p>
          </table:table-cell>
          <table:table-cell office:value-type="float" office:value="60.201406" calcext:value-type="float">
            <text:p>60.20140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.0709465157674" calcext:value-type="float">
            <text:p>20.0709465157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usb--gadget--udc--net2272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49.562074" calcext:value-type="float">
            <text:p>49.562074</text:p>
          </table:table-cell>
          <table:table-cell office:value-type="float" office:value="12.570162" calcext:value-type="float">
            <text:p>12.57016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94.283494516618" calcext:value-type="float">
            <text:p>294.283494516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ppp--ppp_asyn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.962603" calcext:value-type="float">
            <text:p>6.962603</text:p>
          </table:table-cell>
          <table:table-cell office:value-type="float" office:value="6.821386" calcext:value-type="float">
            <text:p>6.82138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.07020977848198" calcext:value-type="float">
            <text:p>2.07020977848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zd1211rw--zd1211r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20.040239" calcext:value-type="float">
            <text:p>20.040239</text:p>
          </table:table-cell>
          <table:table-cell office:value-type="float" office:value="10.973398" calcext:value-type="float">
            <text:p>10.97339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2.625646130761" calcext:value-type="float">
            <text:p>82.625646130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ethernet--8390--839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.125131" calcext:value-type="float">
            <text:p>15.125131</text:p>
          </table:table-cell>
          <table:table-cell office:value-type="float" office:value="13.057724" calcext:value-type="float">
            <text:p>13.05772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5.8328281406469" calcext:value-type="float">
            <text:p>15.8328281406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2b9ec6c-1-106_1a-drivers--usb--gadget--g_printer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1236.597748" calcext:value-type="float">
            <text:p>1236.597748</text:p>
          </table:table-cell>
          <table:table-cell office:value-type="float" office:value="268.993692" calcext:value-type="float">
            <text:p>268.9936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59.712545229499" calcext:value-type="float">
            <text:p>359.712545229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ethernet--oki-semi--pch_gbe--pch_gb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3.385288" calcext:value-type="float">
            <text:p>103.385288</text:p>
          </table:table-cell>
          <table:table-cell office:value-type="float" office:value="44.372397" calcext:value-type="float">
            <text:p>44.37239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32.994597970445" calcext:value-type="float">
            <text:p>132.994597970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usb--misc--legousbtower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88" calcext:value-type="float">
            <text:p>488</text:p>
          </table:table-cell>
          <table:table-cell office:value-type="float" office:value="403" calcext:value-type="float">
            <text:p>403</text:p>
          </table:table-cell>
          <table:table-cell office:value-type="float" office:value="232.819221" calcext:value-type="float">
            <text:p>232.819221</text:p>
          </table:table-cell>
          <table:table-cell office:value-type="float" office:value="69.42512" calcext:value-type="float">
            <text:p>69.4251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35.352997589345" calcext:value-type="float">
            <text:p>235.352997589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4_linux-drivers-clk1_drivers-net-can-mcp251x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509.560136" calcext:value-type="float">
            <text:p>509.560136</text:p>
          </table:table-cell>
          <table:table-cell office:value-type="float" office:value="106.005971" calcext:value-type="float">
            <text:p>106.00597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80.690032073759" calcext:value-type="float">
            <text:p>380.690032073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staging--comedi--comed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73.045442" calcext:value-type="float">
            <text:p>73.045442</text:p>
          </table:table-cell>
          <table:table-cell office:value-type="float" office:value="57.354685" calcext:value-type="float">
            <text:p>57.35468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7.357411168765" calcext:value-type="float">
            <text:p>27.357411168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atm--le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95.074891" calcext:value-type="float">
            <text:p>95.074891</text:p>
          </table:table-cell>
          <table:table-cell office:value-type="float" office:value="65.939796" calcext:value-type="float">
            <text:p>65.93979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4.1843875282841" calcext:value-type="float">
            <text:p>44.1843875282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usb--gadget--pch_ud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34.821409" calcext:value-type="float">
            <text:p>34.821409</text:p>
          </table:table-cell>
          <table:table-cell office:value-type="float" office:value="18.739805" calcext:value-type="float">
            <text:p>18.73980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5.8152152597106" calcext:value-type="float">
            <text:p>85.8152152597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rsxx--rsxx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163.180789" calcext:value-type="float">
            <text:p>163.180789</text:p>
          </table:table-cell>
          <table:table-cell office:value-type="float" office:value="161.708303" calcext:value-type="float">
            <text:p>161.70830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0.910581567354648" calcext:value-type="float">
            <text:p>0.910581567354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s2255--s2255drv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76.932053" calcext:value-type="float">
            <text:p>76.932053</text:p>
          </table:table-cell>
          <table:table-cell office:value-type="float" office:value="48.325074" calcext:value-type="float">
            <text:p>48.32507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9.1969688447865" calcext:value-type="float">
            <text:p>59.1969688447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at76c50x-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39.873971" calcext:value-type="float">
            <text:p>39.873971</text:p>
          </table:table-cell>
          <table:table-cell office:value-type="float" office:value="34.716934" calcext:value-type="float">
            <text:p>34.71693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4.8545289166376" calcext:value-type="float">
            <text:p>14.8545289166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90a4845-1-110_1a-drivers--char--ipmi--ipmi_s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38.549482" calcext:value-type="float">
            <text:p>38.549482</text:p>
          </table:table-cell>
          <table:table-cell office:value-type="float" office:value="29.501202" calcext:value-type="float">
            <text:p>29.50120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0.6708858845819" calcext:value-type="float">
            <text:p>30.6708858845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cx231xx--cx231xx.ko-entry_point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469.905866" calcext:value-type="float">
            <text:p>3469.905866</text:p>
          </table:table-cell>
          <table:table-cell office:value-type="float" office:value="1293.949147" calcext:value-type="float">
            <text:p>1293.94914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78.218043448349" calcext:value-type="float">
            <text:p>178.218043448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-4.0-rc1---drivers--video--fbdev--core--fb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439.6014" calcext:value-type="float">
            <text:p>1439.6014</text:p>
          </table:table-cell>
          <table:table-cell office:value-type="float" office:value="71.605796" calcext:value-type="float">
            <text:p>71.60579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910.45373477868" calcext:value-type="float">
            <text:p>1910.45373477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video--console--fbcon.ko-entry_point.cil.out.i.bpl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achedBound</text:p>
          </table:table-cell>
          <table:table-cell office:value-type="float" office:value="14" calcext:value-type="float">
            <text:p>14</text:p>
          </table:table-cell>
          <table:table-cell office:value-type="float" office:value="388" calcext:value-type="float">
            <text:p>388</text:p>
          </table:table-cell>
          <table:table-cell office:value-type="float" office:value="887.469637" calcext:value-type="float">
            <text:p>887.469637</text:p>
          </table:table-cell>
          <table:table-cell office:value-type="float" office:value="452.562648" calcext:value-type="float">
            <text:p>452.56264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96.098737030547" calcext:value-type="float">
            <text:p>96.098737030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misc--sgi-xp--xpc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3.532602" calcext:value-type="float">
            <text:p>13.532602</text:p>
          </table:table-cell>
          <table:table-cell office:value-type="float" office:value="4.408779" calcext:value-type="float">
            <text:p>4.40877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6.946707920719" calcext:value-type="float">
            <text:p>206.946707920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pp_single_drivers-net-wireless-mwl8k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456055" calcext:value-type="float">
            <text:p>11.456055</text:p>
          </table:table-cell>
          <table:table-cell office:value-type="float" office:value="5.691869" calcext:value-type="float">
            <text:p>5.69186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1.270531700571" calcext:value-type="float">
            <text:p>101.270531700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ethernet--stmicro--stmmac--stmmac.ko-entry_point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3472.316693" calcext:value-type="float">
            <text:p>3472.316693</text:p>
          </table:table-cell>
          <table:table-cell office:value-type="float" office:value="578.154727" calcext:value-type="float">
            <text:p>578.15472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22.670685178018" calcext:value-type="float">
            <text:p>522.670685178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_7a_cilled_linux-3.8-rc1-32_7a-fs--ceph--ceph.ko-ldv_main1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2.077012" calcext:value-type="float">
            <text:p>22.077012</text:p>
          </table:table-cell>
          <table:table-cell office:value-type="float" office:value="20.393408" calcext:value-type="float">
            <text:p>20.39340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.25562848544002" calcext:value-type="float">
            <text:p>8.25562848544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1_drivers-usb-core-usbcore-ko--32_7a--linux-3.7.3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0.052374" calcext:value-type="float">
            <text:p>50.052374</text:p>
          </table:table-cell>
          <table:table-cell office:value-type="float" office:value="44.930535" calcext:value-type="float">
            <text:p>44.93053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1.3994614130457" calcext:value-type="float">
            <text:p>11.3994614130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ee267b-1-130_7a-drivers--hwmon--ibmaem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29.766392" calcext:value-type="float">
            <text:p>29.766392</text:p>
          </table:table-cell>
          <table:table-cell office:value-type="float" office:value="21.423067" calcext:value-type="float">
            <text:p>21.42306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8.9455207323956" calcext:value-type="float">
            <text:p>38.9455207323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68e4e3-1-204_8a-drivers--net--jme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office:value-type="float" office:value="93.407147" calcext:value-type="float">
            <text:p>93.407147</text:p>
          </table:table-cell>
          <table:table-cell office:value-type="float" office:value="62.169271" calcext:value-type="float">
            <text:p>62.16927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0.2464891376963" calcext:value-type="float">
            <text:p>50.2464891376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staging--lustre--lustre--mdc--md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391.20669" calcext:value-type="float">
            <text:p>391.20669</text:p>
          </table:table-cell>
          <table:table-cell office:value-type="float" office:value="217.899088" calcext:value-type="float">
            <text:p>217.89908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9.5357170104356" calcext:value-type="float">
            <text:p>79.5357170104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unix--unix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86.948386" calcext:value-type="float">
            <text:p>186.948386</text:p>
          </table:table-cell>
          <table:table-cell office:value-type="float" office:value="122.26641" calcext:value-type="float">
            <text:p>122.2664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2.9024905532108" calcext:value-type="float">
            <text:p>52.9024905532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hwmon--abituguru3.ko-entry_point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586.699703" calcext:value-type="float">
            <text:p>3586.699703</text:p>
          </table:table-cell>
          <table:table-cell office:value-type="float" office:value="745.263192" calcext:value-type="float">
            <text:p>745.2631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83.050825351911" calcext:value-type="float">
            <text:p>383.05082535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-3.8-rc1-32_7a-drivers--scsi--mpt3sas--mpt3sas.ko-ldv_main4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8.957907" calcext:value-type="float">
            <text:p>18.957907</text:p>
          </table:table-cell>
          <table:table-cell office:value-type="float" office:value="18.335769" calcext:value-type="float">
            <text:p>18.33576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.39302922064521" calcext:value-type="float">
            <text:p>3.39302922064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5934df9-1-111_1a-drivers--scsi--gdth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965.544767" calcext:value-type="float">
            <text:p>2965.544767</text:p>
          </table:table-cell>
          <table:table-cell office:value-type="float" office:value="3016.562019" calcext:value-type="float">
            <text:p>3016.562019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1575714-1-150_1a-drivers--net--wireless--b43--b43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video--vivi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media--usb--ttusb-budget--dvb-ttusb-budget.ko.cil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7155" calcext:value-type="float">
            <text:p>7155</text:p>
          </table:table-cell>
          <table:table-cell office:value-type="float" office:value="1053" calcext:value-type="float">
            <text:p>1053</text:p>
          </table:table-cell>
          <table:table-cell office:value-type="float" office:value="3589.612177" calcext:value-type="float">
            <text:p>3589.612177</text:p>
          </table:table-cell>
          <table:table-cell office:value-type="float" office:value="3589.312409" calcext:value-type="float">
            <text:p>3589.312409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1575714-1-150_1a-drivers--net--wireless--b43--b43.ko-entry_point_ldv-val-v0.8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5934df9-1-111_1a-drivers--scsi--gdth.ko-entry_point_ldv-val-v0.8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3000.798301" calcext:value-type="float">
            <text:p>3000.798301</text:p>
          </table:table-cell>
          <table:table-cell office:value-type="float" office:value="3000.431337" calcext:value-type="float">
            <text:p>3000.431337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usb--storage--usb-storage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570.925237" calcext:value-type="float">
            <text:p>3570.925237</text:p>
          </table:table-cell>
          <table:table-cell office:value-type="float" office:value="3561.367269" calcext:value-type="float">
            <text:p>3561.367269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misc--sgi-gru--gru.ko.cil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1357" calcext:value-type="float">
            <text:p>1357</text:p>
          </table:table-cell>
          <table:table-cell office:value-type="float" office:value="824" calcext:value-type="float">
            <text:p>824</text:p>
          </table:table-cell>
          <table:table-cell office:value-type="float" office:value="3518.570254" calcext:value-type="float">
            <text:p>3518.570254</text:p>
          </table:table-cell>
          <table:table-cell office:value-type="float" office:value="3521.343074" calcext:value-type="float">
            <text:p>3521.343074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edia--usb--dvb-usb--dvb-usb-dw2102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3577.975666" calcext:value-type="float">
            <text:p>3577.975666</text:p>
          </table:table-cell>
          <table:table-cell office:value-type="float" office:value="3583.976405" calcext:value-type="float">
            <text:p>3583.976405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video--aty--atyfb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ath--ath9k--ath9k_htc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skd.ko.cil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4717" calcext:value-type="float">
            <text:p>4717</text:p>
          </table:table-cell>
          <table:table-cell office:value-type="float" office:value="1168" calcext:value-type="float">
            <text:p>1168</text:p>
          </table:table-cell>
          <table:table-cell office:value-type="float" office:value="3566.327239" calcext:value-type="float">
            <text:p>3566.327239</text:p>
          </table:table-cell>
          <table:table-cell office:value-type="float" office:value="3566.574142" calcext:value-type="float">
            <text:p>3566.574142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scsi--sg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97.265551" calcext:value-type="float">
            <text:p>97.265551</text:p>
          </table:table-cell>
          <table:table-cell office:value-type="float" office:value="102.215108" calcext:value-type="float">
            <text:p>102.21510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.08870504419392" calcext:value-type="float">
            <text:p>-5.08870504419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11_drivers-usb-core-usbcore-ko--32_7a--linux-3.7.3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.82034" calcext:value-type="float">
            <text:p>50.82034</text:p>
          </table:table-cell>
          <table:table-cell office:value-type="float" office:value="51.849476" calcext:value-type="float">
            <text:p>51.84947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2.02504745147316" calcext:value-type="float">
            <text:p>-2.02504745147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gspca--gspca_mai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26.508437" calcext:value-type="float">
            <text:p>26.508437</text:p>
          </table:table-cell>
          <table:table-cell office:value-type="float" office:value="31.130496" calcext:value-type="float">
            <text:p>31.13049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7.4361807902895" calcext:value-type="float">
            <text:p>-17.4361807902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edia--dvb-frontends--stv090x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.180509" calcext:value-type="float">
            <text:p>3.180509</text:p>
          </table:table-cell>
          <table:table-cell office:value-type="float" office:value="3.227774" calcext:value-type="float">
            <text:p>3.22777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.48608288799044" calcext:value-type="float">
            <text:p>-1.48608288799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gpu--drm--vmwgfx--vmwgfx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9.280659" calcext:value-type="float">
            <text:p>39.280659</text:p>
          </table:table-cell>
          <table:table-cell office:value-type="float" office:value="40.247936" calcext:value-type="float">
            <text:p>40.24793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2.46247650784067" calcext:value-type="float">
            <text:p>-2.4624765078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8-rc1-32_7a-drivers--net--wireless--mwl8k.ko-ldv_main0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.910731" calcext:value-type="float">
            <text:p>4.910731</text:p>
          </table:table-cell>
          <table:table-cell office:value-type="float" office:value="5.54935499999999" calcext:value-type="float">
            <text:p>5.54935499999999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3.0046626459481" calcext:value-type="float">
            <text:p>-13.0046626459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megaraid--megaraid_mm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.112726" calcext:value-type="float">
            <text:p>5.112726</text:p>
          </table:table-cell>
          <table:table-cell office:value-type="float" office:value="5.194831" calcext:value-type="float">
            <text:p>5.194831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.60589478098375" calcext:value-type="float">
            <text:p>-1.60589478098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ecryptfs--ecryptfs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92.260275" calcext:value-type="float">
            <text:p>92.260275</text:p>
          </table:table-cell>
          <table:table-cell office:value-type="float" office:value="93.170814" calcext:value-type="float">
            <text:p>93.17081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0.986924220635572" calcext:value-type="float">
            <text:p>-0.986924220635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usb--core--usbcore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1.977929" calcext:value-type="float">
            <text:p>51.977929</text:p>
          </table:table-cell>
          <table:table-cell office:value-type="float" office:value="53.747936" calcext:value-type="float">
            <text:p>53.74793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.40530497088485" calcext:value-type="float">
            <text:p>-3.40530497088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can--softing--softing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218268" calcext:value-type="float">
            <text:p>2.218268</text:p>
          </table:table-cell>
          <table:table-cell office:value-type="float" office:value="2.317026" calcext:value-type="float">
            <text:p>2.31702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.45203194564408" calcext:value-type="float">
            <text:p>-4.45203194564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nput--mouse--synaptics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749201" calcext:value-type="float">
            <text:p>1.749201</text:p>
          </table:table-cell>
          <table:table-cell office:value-type="float" office:value="1.882336" calcext:value-type="float">
            <text:p>1.88233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7.61118933730311" calcext:value-type="float">
            <text:p>-7.61118933730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hfs--hfs.ko-ldv_main6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.745897" calcext:value-type="float">
            <text:p>4.745897</text:p>
          </table:table-cell>
          <table:table-cell office:value-type="float" office:value="4.776353" calcext:value-type="float">
            <text:p>4.776353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0.641733269811742" calcext:value-type="float">
            <text:p>-0.64173326981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staging--keucr--keucr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.033011" calcext:value-type="float">
            <text:p>9.033011</text:p>
          </table:table-cell>
          <table:table-cell office:value-type="float" office:value="13.396194" calcext:value-type="float">
            <text:p>13.39619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8.3026423858" calcext:value-type="float">
            <text:p>-48.3026423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.86424600000001" calcext:value-type="float">
            <text:p>7.86424600000001</text:p>
          </table:table-cell>
          <table:table-cell office:value-type="float" office:value="8.187905" calcext:value-type="float">
            <text:p>8.18790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.11557573351586" calcext:value-type="float">
            <text:p>-4.11557573351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0_drivers-net-wireless-ath-carl9170-carl9170-ko--32_7a--8a9f335-1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2.46994" calcext:value-type="float">
            <text:p>32.46994</text:p>
          </table:table-cell>
          <table:table-cell office:value-type="float" office:value="34.247124" calcext:value-type="float">
            <text:p>34.24712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.47332086231146" calcext:value-type="float">
            <text:p>-5.4733208623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dvb--dvb-usb--dvb-usb-dib07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.947069" calcext:value-type="float">
            <text:p>7.947069</text:p>
          </table:table-cell>
          <table:table-cell office:value-type="float" office:value="8.469652" calcext:value-type="float">
            <text:p>8.469652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6.57579542847811" calcext:value-type="float">
            <text:p>-6.57579542847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nvme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87" calcext:value-type="float">
            <text:p>387</text:p>
          </table:table-cell>
          <table:table-cell office:value-type="float" office:value="312" calcext:value-type="float">
            <text:p>312</text:p>
          </table:table-cell>
          <table:table-cell office:value-type="float" office:value="130.482831" calcext:value-type="float">
            <text:p>130.482831</text:p>
          </table:table-cell>
          <table:table-cell office:value-type="float" office:value="152.127498" calcext:value-type="float">
            <text:p>152.12749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6.5881341124489" calcext:value-type="float">
            <text:p>-16.5881341124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sdn--capi--kernelcapi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.491146" calcext:value-type="float">
            <text:p>2.491146</text:p>
          </table:table-cell>
          <table:table-cell office:value-type="float" office:value="2.688765" calcext:value-type="float">
            <text:p>2.68876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7.93285499926524" calcext:value-type="float">
            <text:p>-7.9328549992652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ALL" table:style-name="ta1"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float" office:value="-48.3026423858" calcext:value-type="float">
            <text:p>-48.3026423858</text:p>
          </table:table-cell>
          <table:table-cell table:number-columns-repeated="2"/>
        </table:table-row>
        <table:table-row table:style-name="ro1">
          <table:table-cell office:value-type="float" office:value="-17.4361807902895" calcext:value-type="float">
            <text:p>-17.4361807902895</text:p>
          </table:table-cell>
          <table:table-cell table:number-columns-repeated="2"/>
        </table:table-row>
        <table:table-row table:style-name="ro1">
          <table:table-cell office:value-type="float" office:value="-16.5881341124489" calcext:value-type="float">
            <text:p>-16.5881341124489</text:p>
          </table:table-cell>
          <table:table-cell table:number-columns-repeated="2"/>
        </table:table-row>
        <table:table-row table:style-name="ro1">
          <table:table-cell office:value-type="float" office:value="-13.0046626459481" calcext:value-type="float">
            <text:p>-13.0046626459481</text:p>
          </table:table-cell>
          <table:table-cell table:number-columns-repeated="2"/>
        </table:table-row>
        <table:table-row table:style-name="ro1">
          <table:table-cell office:value-type="float" office:value="-7.93285499926524" calcext:value-type="float">
            <text:p>-7.93285499926524</text:p>
          </table:table-cell>
          <table:table-cell table:number-columns-repeated="2"/>
        </table:table-row>
        <table:table-row table:style-name="ro1">
          <table:table-cell office:value-type="float" office:value="-7.61118933730311" calcext:value-type="float">
            <text:p>-7.61118933730311</text:p>
          </table:table-cell>
          <table:table-cell table:number-columns-repeated="2"/>
        </table:table-row>
        <table:table-row table:style-name="ro1">
          <table:table-cell office:value-type="float" office:value="-6.57579542847811" calcext:value-type="float">
            <text:p>-6.57579542847811</text:p>
          </table:table-cell>
          <table:table-cell table:number-columns-repeated="2"/>
        </table:table-row>
        <table:table-row table:style-name="ro1">
          <table:table-cell office:value-type="float" office:value="-5.47332086231146" calcext:value-type="float">
            <text:p>-5.47332086231146</text:p>
          </table:table-cell>
          <table:table-cell table:number-columns-repeated="2"/>
        </table:table-row>
        <table:table-row table:style-name="ro1">
          <table:table-cell office:value-type="float" office:value="-5.08870504419392" calcext:value-type="float">
            <text:p>-5.08870504419392</text:p>
          </table:table-cell>
          <table:table-cell table:number-columns-repeated="2"/>
        </table:table-row>
        <table:table-row table:style-name="ro1">
          <table:table-cell office:value-type="float" office:value="-4.45203194564408" calcext:value-type="float">
            <text:p>-4.45203194564408</text:p>
          </table:table-cell>
          <table:table-cell table:number-columns-repeated="2"/>
        </table:table-row>
        <table:table-row table:style-name="ro1">
          <table:table-cell office:value-type="float" office:value="-4.11557573351586" calcext:value-type="float">
            <text:p>-4.11557573351586</text:p>
          </table:table-cell>
          <table:table-cell table:number-columns-repeated="2"/>
        </table:table-row>
        <table:table-row table:style-name="ro1">
          <table:table-cell office:value-type="float" office:value="-3.40530497088485" calcext:value-type="float">
            <text:p>-3.40530497088485</text:p>
          </table:table-cell>
          <table:table-cell table:number-columns-repeated="2"/>
        </table:table-row>
        <table:table-row table:style-name="ro1">
          <table:table-cell office:value-type="float" office:value="-2.46247650784067" calcext:value-type="float">
            <text:p>-2.46247650784067</text:p>
          </table:table-cell>
          <table:table-cell table:number-columns-repeated="2"/>
        </table:table-row>
        <table:table-row table:style-name="ro1">
          <table:table-cell office:value-type="float" office:value="-2.02504745147316" calcext:value-type="float">
            <text:p>-2.02504745147316</text:p>
          </table:table-cell>
          <table:table-cell table:number-columns-repeated="2"/>
        </table:table-row>
        <table:table-row table:style-name="ro1">
          <table:table-cell office:value-type="float" office:value="-1.60589478098375" calcext:value-type="float">
            <text:p>-1.60589478098375</text:p>
          </table:table-cell>
          <table:table-cell table:number-columns-repeated="2"/>
        </table:table-row>
        <table:table-row table:style-name="ro1">
          <table:table-cell office:value-type="float" office:value="-1.48608288799044" calcext:value-type="float">
            <text:p>-1.48608288799044</text:p>
          </table:table-cell>
          <table:table-cell table:number-columns-repeated="2"/>
        </table:table-row>
        <table:table-row table:style-name="ro1">
          <table:table-cell office:value-type="float" office:value="-0.986924220635572" calcext:value-type="float">
            <text:p>-0.986924220635572</text:p>
          </table:table-cell>
          <table:table-cell table:number-columns-repeated="2"/>
        </table:table-row>
        <table:table-row table:style-name="ro1">
          <table:table-cell office:value-type="float" office:value="-0.641733269811742" calcext:value-type="float">
            <text:p>-0.641733269811742</text:p>
          </table:table-cell>
          <table:table-cell table:number-columns-repeated="2"/>
        </table:table-row>
        <table:table-row table:style-name="ro1">
          <table:table-cell office:value-type="float" office:value="0.910581567354648" calcext:value-type="float">
            <text:p>0.910581567354648</text:p>
          </table:table-cell>
          <table:table-cell table:number-columns-repeated="2"/>
        </table:table-row>
        <table:table-row table:style-name="ro1">
          <table:table-cell office:value-type="float" office:value="2.07020977848198" calcext:value-type="float">
            <text:p>2.07020977848198</text:p>
          </table:table-cell>
          <table:table-cell table:number-columns-repeated="2"/>
        </table:table-row>
        <table:table-row table:style-name="ro1">
          <table:table-cell office:value-type="float" office:value="2.7107491677598" calcext:value-type="float">
            <text:p>2.7107491677598</text:p>
          </table:table-cell>
          <table:table-cell table:number-columns-repeated="2"/>
        </table:table-row>
        <table:table-row table:style-name="ro1">
          <table:table-cell office:value-type="float" office:value="3.26509316110637" calcext:value-type="float">
            <text:p>3.26509316110637</text:p>
          </table:table-cell>
          <table:table-cell table:number-columns-repeated="2"/>
        </table:table-row>
        <table:table-row table:style-name="ro1">
          <table:table-cell office:value-type="float" office:value="3.39302922064521" calcext:value-type="float">
            <text:p>3.39302922064521</text:p>
          </table:table-cell>
          <table:table-cell table:number-columns-repeated="2"/>
        </table:table-row>
        <table:table-row table:style-name="ro1">
          <table:table-cell office:value-type="float" office:value="4.82440918433521" calcext:value-type="float">
            <text:p>4.82440918433521</text:p>
          </table:table-cell>
          <table:table-cell table:number-columns-repeated="2"/>
        </table:table-row>
        <table:table-row table:style-name="ro1">
          <table:table-cell office:value-type="float" office:value="5.5119630917797" calcext:value-type="float">
            <text:p>5.5119630917797</text:p>
          </table:table-cell>
          <table:table-cell table:number-columns-repeated="2"/>
        </table:table-row>
        <table:table-row table:style-name="ro1">
          <table:table-cell office:value-type="float" office:value="7.1386672695222" calcext:value-type="float">
            <text:p>7.1386672695222</text:p>
          </table:table-cell>
          <table:table-cell table:number-columns-repeated="2"/>
        </table:table-row>
        <table:table-row table:style-name="ro1">
          <table:table-cell office:value-type="float" office:value="8.20037267148393" calcext:value-type="float">
            <text:p>8.20037267148393</text:p>
          </table:table-cell>
          <table:table-cell table:number-columns-repeated="2"/>
        </table:table-row>
        <table:table-row table:style-name="ro1">
          <table:table-cell office:value-type="float" office:value="8.25562848544002" calcext:value-type="float">
            <text:p>8.25562848544002</text:p>
          </table:table-cell>
          <table:table-cell table:number-columns-repeated="2"/>
        </table:table-row>
        <table:table-row table:style-name="ro1">
          <table:table-cell office:value-type="float" office:value="9.62527136222244" calcext:value-type="float">
            <text:p>9.62527136222244</text:p>
          </table:table-cell>
          <table:table-cell table:number-columns-repeated="2"/>
        </table:table-row>
        <table:table-row table:style-name="ro1">
          <table:table-cell office:value-type="float" office:value="11.0728383215104" calcext:value-type="float">
            <text:p>11.0728383215104</text:p>
          </table:table-cell>
          <table:table-cell table:number-columns-repeated="2"/>
        </table:table-row>
        <table:table-row table:style-name="ro1">
          <table:table-cell office:value-type="float" office:value="11.3994614130457" calcext:value-type="float">
            <text:p>11.3994614130457</text:p>
          </table:table-cell>
          <table:table-cell table:number-columns-repeated="2"/>
        </table:table-row>
        <table:table-row table:style-name="ro1">
          <table:table-cell office:value-type="float" office:value="13.2912995444659" calcext:value-type="float">
            <text:p>13.2912995444659</text:p>
          </table:table-cell>
          <table:table-cell table:number-columns-repeated="2"/>
        </table:table-row>
        <table:table-row table:style-name="ro1">
          <table:table-cell office:value-type="float" office:value="14.7863537383571" calcext:value-type="float">
            <text:p>14.7863537383571</text:p>
          </table:table-cell>
          <table:table-cell table:number-columns-repeated="2"/>
        </table:table-row>
        <table:table-row table:style-name="ro1">
          <table:table-cell office:value-type="float" office:value="14.8545289166376" calcext:value-type="float">
            <text:p>14.8545289166376</text:p>
          </table:table-cell>
          <table:table-cell table:number-columns-repeated="2"/>
        </table:table-row>
        <table:table-row table:style-name="ro1">
          <table:table-cell office:value-type="float" office:value="14.92591714422" calcext:value-type="float">
            <text:p>14.92591714422</text:p>
          </table:table-cell>
          <table:table-cell table:number-columns-repeated="2"/>
        </table:table-row>
        <table:table-row table:style-name="ro1">
          <table:table-cell office:value-type="float" office:value="15.8328281406469" calcext:value-type="float">
            <text:p>15.8328281406469</text:p>
          </table:table-cell>
          <table:table-cell table:number-columns-repeated="2"/>
        </table:table-row>
        <table:table-row table:style-name="ro1">
          <table:table-cell office:value-type="float" office:value="16.0590886654536" calcext:value-type="float">
            <text:p>16.0590886654536</text:p>
          </table:table-cell>
          <table:table-cell table:number-columns-repeated="2"/>
        </table:table-row>
        <table:table-row table:style-name="ro1">
          <table:table-cell office:value-type="float" office:value="16.3000635085633" calcext:value-type="float">
            <text:p>16.3000635085633</text:p>
          </table:table-cell>
          <table:table-cell table:number-columns-repeated="2"/>
        </table:table-row>
        <table:table-row table:style-name="ro1">
          <table:table-cell office:value-type="float" office:value="18.8934209168759" calcext:value-type="float">
            <text:p>18.8934209168759</text:p>
          </table:table-cell>
          <table:table-cell table:number-columns-repeated="2"/>
        </table:table-row>
        <table:table-row table:style-name="ro1">
          <table:table-cell office:value-type="float" office:value="20.0709465157674" calcext:value-type="float">
            <text:p>20.0709465157674</text:p>
          </table:table-cell>
          <table:table-cell table:number-columns-repeated="2"/>
        </table:table-row>
        <table:table-row table:style-name="ro1">
          <table:table-cell office:value-type="float" office:value="20.8045468380103" calcext:value-type="float">
            <text:p>20.8045468380103</text:p>
          </table:table-cell>
          <table:table-cell table:number-columns-repeated="2"/>
        </table:table-row>
        <table:table-row table:style-name="ro1">
          <table:table-cell office:value-type="float" office:value="20.9464244795546" calcext:value-type="float">
            <text:p>20.9464244795546</text:p>
          </table:table-cell>
          <table:table-cell table:number-columns-repeated="2"/>
        </table:table-row>
        <table:table-row table:style-name="ro1">
          <table:table-cell office:value-type="float" office:value="23.4576917902873" calcext:value-type="float">
            <text:p>23.4576917902873</text:p>
          </table:table-cell>
          <table:table-cell table:number-columns-repeated="2"/>
        </table:table-row>
        <table:table-row table:style-name="ro1">
          <table:table-cell office:value-type="float" office:value="24.6870059571084" calcext:value-type="float">
            <text:p>24.6870059571084</text:p>
          </table:table-cell>
          <table:table-cell table:number-columns-repeated="2"/>
        </table:table-row>
        <table:table-row table:style-name="ro1">
          <table:table-cell office:value-type="float" office:value="26.4769027250616" calcext:value-type="float">
            <text:p>26.4769027250616</text:p>
          </table:table-cell>
          <table:table-cell table:number-columns-repeated="2"/>
        </table:table-row>
        <table:table-row table:style-name="ro1">
          <table:table-cell office:value-type="float" office:value="27.357411168765" calcext:value-type="float">
            <text:p>27.357411168765</text:p>
          </table:table-cell>
          <table:table-cell table:number-columns-repeated="2"/>
        </table:table-row>
        <table:table-row table:style-name="ro1">
          <table:table-cell office:value-type="float" office:value="27.7078987914818" calcext:value-type="float">
            <text:p>27.7078987914818</text:p>
          </table:table-cell>
          <table:table-cell table:number-columns-repeated="2"/>
        </table:table-row>
        <table:table-row table:style-name="ro1">
          <table:table-cell office:value-type="float" office:value="30.6708858845819" calcext:value-type="float">
            <text:p>30.6708858845819</text:p>
          </table:table-cell>
          <table:table-cell table:number-columns-repeated="2"/>
        </table:table-row>
        <table:table-row table:style-name="ro1">
          <table:table-cell office:value-type="float" office:value="31.4782680977607" calcext:value-type="float">
            <text:p>31.4782680977607</text:p>
          </table:table-cell>
          <table:table-cell table:number-columns-repeated="2"/>
        </table:table-row>
        <table:table-row table:style-name="ro1">
          <table:table-cell office:value-type="float" office:value="38.9455207323956" calcext:value-type="float">
            <text:p>38.9455207323956</text:p>
          </table:table-cell>
          <table:table-cell table:number-columns-repeated="2"/>
        </table:table-row>
        <table:table-row table:style-name="ro1">
          <table:table-cell office:value-type="float" office:value="41.6811351308693" calcext:value-type="float">
            <text:p>41.6811351308693</text:p>
          </table:table-cell>
          <table:table-cell table:number-columns-repeated="2"/>
        </table:table-row>
        <table:table-row table:style-name="ro1">
          <table:table-cell office:value-type="float" office:value="42.8040887349754" calcext:value-type="float">
            <text:p>42.8040887349754</text:p>
          </table:table-cell>
          <table:table-cell table:number-columns-repeated="2"/>
        </table:table-row>
        <table:table-row table:style-name="ro1">
          <table:table-cell office:value-type="float" office:value="44.1843875282841" calcext:value-type="float">
            <text:p>44.1843875282841</text:p>
          </table:table-cell>
          <table:table-cell table:number-columns-repeated="2"/>
        </table:table-row>
        <table:table-row table:style-name="ro1">
          <table:table-cell office:value-type="float" office:value="47.5595358038584" calcext:value-type="float">
            <text:p>47.5595358038584</text:p>
          </table:table-cell>
          <table:table-cell table:number-columns-repeated="2"/>
        </table:table-row>
        <table:table-row table:style-name="ro1">
          <table:table-cell office:value-type="float" office:value="50.2464891376963" calcext:value-type="float">
            <text:p>50.2464891376963</text:p>
          </table:table-cell>
          <table:table-cell table:number-columns-repeated="2"/>
        </table:table-row>
        <table:table-row table:style-name="ro1">
          <table:table-cell office:value-type="float" office:value="50.6879350812058" calcext:value-type="float">
            <text:p>50.6879350812058</text:p>
          </table:table-cell>
          <table:table-cell table:number-columns-repeated="2"/>
        </table:table-row>
        <table:table-row table:style-name="ro1">
          <table:table-cell office:value-type="float" office:value="51.2322016012656" calcext:value-type="float">
            <text:p>51.2322016012656</text:p>
          </table:table-cell>
          <table:table-cell table:number-columns-repeated="2"/>
        </table:table-row>
        <table:table-row table:style-name="ro1">
          <table:table-cell office:value-type="float" office:value="52.7087026113762" calcext:value-type="float">
            <text:p>52.7087026113762</text:p>
          </table:table-cell>
          <table:table-cell table:number-columns-repeated="2"/>
        </table:table-row>
        <table:table-row table:style-name="ro1">
          <table:table-cell office:value-type="float" office:value="52.9024905532108" calcext:value-type="float">
            <text:p>52.9024905532108</text:p>
          </table:table-cell>
          <table:table-cell table:number-columns-repeated="2"/>
        </table:table-row>
        <table:table-row table:style-name="ro1">
          <table:table-cell office:value-type="float" office:value="53.0975180434783" calcext:value-type="float">
            <text:p>53.0975180434783</text:p>
          </table:table-cell>
          <table:table-cell table:number-columns-repeated="2"/>
        </table:table-row>
        <table:table-row table:style-name="ro1">
          <table:table-cell office:value-type="float" office:value="54.6089934203834" calcext:value-type="float">
            <text:p>54.6089934203834</text:p>
          </table:table-cell>
          <table:table-cell table:number-columns-repeated="2"/>
        </table:table-row>
        <table:table-row table:style-name="ro1">
          <table:table-cell office:value-type="float" office:value="56.7393456623966" calcext:value-type="float">
            <text:p>56.7393456623966</text:p>
          </table:table-cell>
          <table:table-cell table:number-columns-repeated="2"/>
        </table:table-row>
        <table:table-row table:style-name="ro1">
          <table:table-cell office:value-type="float" office:value="58.2938041723388" calcext:value-type="float">
            <text:p>58.2938041723388</text:p>
          </table:table-cell>
          <table:table-cell table:number-columns-repeated="2"/>
        </table:table-row>
        <table:table-row table:style-name="ro1">
          <table:table-cell office:value-type="float" office:value="59.1969688447865" calcext:value-type="float">
            <text:p>59.1969688447865</text:p>
          </table:table-cell>
          <table:table-cell table:number-columns-repeated="2"/>
        </table:table-row>
        <table:table-row table:style-name="ro1">
          <table:table-cell office:value-type="float" office:value="59.8702224766169" calcext:value-type="float">
            <text:p>59.8702224766169</text:p>
          </table:table-cell>
          <table:table-cell table:number-columns-repeated="2"/>
        </table:table-row>
        <table:table-row table:style-name="ro1">
          <table:table-cell office:value-type="float" office:value="60.5136093409073" calcext:value-type="float">
            <text:p>60.5136093409073</text:p>
          </table:table-cell>
          <table:table-cell table:number-columns-repeated="2"/>
        </table:table-row>
        <table:table-row table:style-name="ro1">
          <table:table-cell office:value-type="float" office:value="65.5087670260547" calcext:value-type="float">
            <text:p>65.5087670260547</text:p>
          </table:table-cell>
          <table:table-cell table:number-columns-repeated="2"/>
        </table:table-row>
        <table:table-row table:style-name="ro1">
          <table:table-cell office:value-type="float" office:value="65.7300797236629" calcext:value-type="float">
            <text:p>65.7300797236629</text:p>
          </table:table-cell>
          <table:table-cell table:number-columns-repeated="2"/>
        </table:table-row>
        <table:table-row table:style-name="ro1">
          <table:table-cell table:style-name="ce1" office:value-type="float" office:value="71.6604402288676" calcext:value-type="float">
            <text:p>71.6604402288676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20 portfolio better</text:p>
          </table:table-cell>
        </table:table-row>
        <table:table-row table:style-name="ro1">
          <table:table-cell table:style-name="ce1" office:value-type="float" office:value="72.8156363483322" calcext:value-type="float">
            <text:p>72.8156363483322</text:p>
          </table:table-cell>
          <table:table-cell/>
          <table:table-cell office:value-type="string" calcext:value-type="string">
            <text:p>18 vanilla better</text:p>
          </table:table-cell>
        </table:table-row>
        <table:table-row table:style-name="ro1">
          <table:table-cell office:value-type="float" office:value="74.3296797388654" calcext:value-type="float">
            <text:p>74.3296797388654</text:p>
          </table:table-cell>
          <table:table-cell/>
          <table:table-cell office:value-type="string" calcext:value-type="string">
            <text:p>12 timedout both</text:p>
          </table:table-cell>
        </table:table-row>
        <table:table-row table:style-name="ro1">
          <table:table-cell office:value-type="float" office:value="79.5357170104356" calcext:value-type="float">
            <text:p>79.5357170104356</text:p>
          </table:table-cell>
          <table:table-cell/>
          <table:table-cell office:value-type="string" calcext:value-type="string">
            <text:p>6 port NOK vanilla TO</text:p>
          </table:table-cell>
        </table:table-row>
        <table:table-row table:style-name="ro1">
          <table:table-cell office:value-type="float" office:value="80.3553303577684" calcext:value-type="float">
            <text:p>80.3553303577684</text:p>
          </table:table-cell>
          <table:table-cell/>
          <table:table-cell office:value-type="string" calcext:value-type="string">
            <text:p>1 port Reachbound vanilla TO</text:p>
          </table:table-cell>
        </table:table-row>
        <table:table-row table:style-name="ro1">
          <table:table-cell office:value-type="float" office:value="82.625646130761" calcext:value-type="float">
            <text:p>82.625646130761</text:p>
          </table:table-cell>
          <table:table-cell/>
          <table:table-cell office:value-type="string" calcext:value-type="string">
            <text:p>4 port Reachbound vanilla OK</text:p>
          </table:table-cell>
        </table:table-row>
        <table:table-row table:style-name="ro1">
          <table:table-cell office:value-type="float" office:value="83.1701506780955" calcext:value-type="float">
            <text:p>83.1701506780955</text:p>
          </table:table-cell>
          <table:table-cell table:number-columns-repeated="2"/>
        </table:table-row>
        <table:table-row table:style-name="ro1">
          <table:table-cell office:value-type="float" office:value="85.8152152597106" calcext:value-type="float">
            <text:p>85.8152152597106</text:p>
          </table:table-cell>
          <table:table-cell table:number-columns-repeated="2"/>
        </table:table-row>
        <table:table-row table:style-name="ro1">
          <table:table-cell office:value-type="float" office:value="86.6782523808704" calcext:value-type="float">
            <text:p>86.6782523808704</text:p>
          </table:table-cell>
          <table:table-cell table:number-columns-repeated="2"/>
        </table:table-row>
        <table:table-row table:style-name="ro1">
          <table:table-cell office:value-type="float" office:value="89.8805474905062" calcext:value-type="float">
            <text:p>89.8805474905062</text:p>
          </table:table-cell>
          <table:table-cell table:number-columns-repeated="2"/>
        </table:table-row>
        <table:table-row table:style-name="ro1">
          <table:table-cell office:value-type="float" office:value="90.3198530653504" calcext:value-type="float">
            <text:p>90.3198530653504</text:p>
          </table:table-cell>
          <table:table-cell table:number-columns-repeated="2"/>
        </table:table-row>
        <table:table-row table:style-name="ro1">
          <table:table-cell office:value-type="float" office:value="96.098737030547" calcext:value-type="float">
            <text:p>96.098737030547</text:p>
          </table:table-cell>
          <table:table-cell table:number-columns-repeated="2"/>
        </table:table-row>
        <table:table-row table:style-name="ro1">
          <table:table-cell office:value-type="float" office:value="100.149262252683" calcext:value-type="float">
            <text:p>100.149262252683</text:p>
          </table:table-cell>
          <table:table-cell table:number-columns-repeated="2"/>
        </table:table-row>
        <table:table-row table:style-name="ro1">
          <table:table-cell office:value-type="float" office:value="101.05034025996" calcext:value-type="float">
            <text:p>101.05034025996</text:p>
          </table:table-cell>
          <table:table-cell table:number-columns-repeated="2"/>
        </table:table-row>
        <table:table-row table:style-name="ro1">
          <table:table-cell office:value-type="float" office:value="101.270531700571" calcext:value-type="float">
            <text:p>101.270531700571</text:p>
          </table:table-cell>
          <table:table-cell table:number-columns-repeated="2"/>
        </table:table-row>
        <table:table-row table:style-name="ro1">
          <table:table-cell office:value-type="float" office:value="101.387120272539" calcext:value-type="float">
            <text:p>101.387120272539</text:p>
          </table:table-cell>
          <table:table-cell table:number-columns-repeated="2"/>
        </table:table-row>
        <table:table-row table:style-name="ro1">
          <table:table-cell office:value-type="float" office:value="102.289049191273" calcext:value-type="float">
            <text:p>102.289049191273</text:p>
          </table:table-cell>
          <table:table-cell table:number-columns-repeated="2"/>
        </table:table-row>
        <table:table-row table:style-name="ro1">
          <table:table-cell office:value-type="float" office:value="103.360457695171" calcext:value-type="float">
            <text:p>103.360457695171</text:p>
          </table:table-cell>
          <table:table-cell table:number-columns-repeated="2"/>
        </table:table-row>
        <table:table-row table:style-name="ro1">
          <table:table-cell office:value-type="float" office:value="104.277780467283" calcext:value-type="float">
            <text:p>104.277780467283</text:p>
          </table:table-cell>
          <table:table-cell table:number-columns-repeated="2"/>
        </table:table-row>
        <table:table-row table:style-name="ro1">
          <table:table-cell office:value-type="float" office:value="109.84529495596" calcext:value-type="float">
            <text:p>109.84529495596</text:p>
          </table:table-cell>
          <table:table-cell table:number-columns-repeated="2"/>
        </table:table-row>
        <table:table-row table:style-name="ro1">
          <table:table-cell office:value-type="float" office:value="112.187823571443" calcext:value-type="float">
            <text:p>112.187823571443</text:p>
          </table:table-cell>
          <table:table-cell table:number-columns-repeated="2"/>
        </table:table-row>
        <table:table-row table:style-name="ro1">
          <table:table-cell office:value-type="float" office:value="114.601436764984" calcext:value-type="float">
            <text:p>114.601436764984</text:p>
          </table:table-cell>
          <table:table-cell table:number-columns-repeated="2"/>
        </table:table-row>
        <table:table-row table:style-name="ro1">
          <table:table-cell office:value-type="float" office:value="122.776970838606" calcext:value-type="float">
            <text:p>122.776970838606</text:p>
          </table:table-cell>
          <table:table-cell table:number-columns-repeated="2"/>
        </table:table-row>
        <table:table-row table:style-name="ro1">
          <table:table-cell office:value-type="float" office:value="127.657901975836" calcext:value-type="float">
            <text:p>127.657901975836</text:p>
          </table:table-cell>
          <table:table-cell table:number-columns-repeated="2"/>
        </table:table-row>
        <table:table-row table:style-name="ro1">
          <table:table-cell office:value-type="float" office:value="132.994597970445" calcext:value-type="float">
            <text:p>132.994597970445</text:p>
          </table:table-cell>
          <table:table-cell table:number-columns-repeated="2"/>
        </table:table-row>
        <table:table-row table:style-name="ro1">
          <table:table-cell office:value-type="float" office:value="133.719127962177" calcext:value-type="float">
            <text:p>133.719127962177</text:p>
          </table:table-cell>
          <table:table-cell table:number-columns-repeated="2"/>
        </table:table-row>
        <table:table-row table:style-name="ro1">
          <table:table-cell office:value-type="float" office:value="156.644156448845" calcext:value-type="float">
            <text:p>156.644156448845</text:p>
          </table:table-cell>
          <table:table-cell table:number-columns-repeated="2"/>
        </table:table-row>
        <table:table-row table:style-name="ro1">
          <table:table-cell office:value-type="float" office:value="167.765573384868" calcext:value-type="float">
            <text:p>167.765573384868</text:p>
          </table:table-cell>
          <table:table-cell table:number-columns-repeated="2"/>
        </table:table-row>
        <table:table-row table:style-name="ro1">
          <table:table-cell office:value-type="float" office:value="170.670560769199" calcext:value-type="float">
            <text:p>170.670560769199</text:p>
          </table:table-cell>
          <table:table-cell table:number-columns-repeated="2"/>
        </table:table-row>
        <table:table-row table:style-name="ro1">
          <table:table-cell office:value-type="float" office:value="171.668592706498" calcext:value-type="float">
            <text:p>171.668592706498</text:p>
          </table:table-cell>
          <table:table-cell table:number-columns-repeated="2"/>
        </table:table-row>
        <table:table-row table:style-name="ro1">
          <table:table-cell office:value-type="float" office:value="172.900983713102" calcext:value-type="float">
            <text:p>172.900983713102</text:p>
          </table:table-cell>
          <table:table-cell table:number-columns-repeated="2"/>
        </table:table-row>
        <table:table-row table:style-name="ro1">
          <table:table-cell office:value-type="float" office:value="178.218043448349" calcext:value-type="float">
            <text:p>178.218043448349</text:p>
          </table:table-cell>
          <table:table-cell table:number-columns-repeated="2"/>
        </table:table-row>
        <table:table-row table:style-name="ro1">
          <table:table-cell office:value-type="float" office:value="181.857983016006" calcext:value-type="float">
            <text:p>181.857983016006</text:p>
          </table:table-cell>
          <table:table-cell table:number-columns-repeated="2"/>
        </table:table-row>
        <table:table-row table:style-name="ro1">
          <table:table-cell office:value-type="float" office:value="199.128232548766" calcext:value-type="float">
            <text:p>199.128232548766</text:p>
          </table:table-cell>
          <table:table-cell table:number-columns-repeated="2"/>
        </table:table-row>
        <table:table-row table:style-name="ro1">
          <table:table-cell office:value-type="float" office:value="206.946707920719" calcext:value-type="float">
            <text:p>206.946707920719</text:p>
          </table:table-cell>
          <table:table-cell table:number-columns-repeated="2"/>
        </table:table-row>
        <table:table-row table:style-name="ro1">
          <table:table-cell office:value-type="float" office:value="207.27293993602" calcext:value-type="float">
            <text:p>207.27293993602</text:p>
          </table:table-cell>
          <table:table-cell table:number-columns-repeated="2"/>
        </table:table-row>
        <table:table-row table:style-name="ro1">
          <table:table-cell office:value-type="float" office:value="235.352997589345" calcext:value-type="float">
            <text:p>235.352997589345</text:p>
          </table:table-cell>
          <table:table-cell table:number-columns-repeated="2"/>
        </table:table-row>
        <table:table-row table:style-name="ro1">
          <table:table-cell office:value-type="float" office:value="239.716941521629" calcext:value-type="float">
            <text:p>239.716941521629</text:p>
          </table:table-cell>
          <table:table-cell table:number-columns-repeated="2"/>
        </table:table-row>
        <table:table-row table:style-name="ro1">
          <table:table-cell office:value-type="float" office:value="250.016363996483" calcext:value-type="float">
            <text:p>250.016363996483</text:p>
          </table:table-cell>
          <table:table-cell table:number-columns-repeated="2"/>
        </table:table-row>
        <table:table-row table:style-name="ro1">
          <table:table-cell office:value-type="float" office:value="251.953005710233" calcext:value-type="float">
            <text:p>251.953005710233</text:p>
          </table:table-cell>
          <table:table-cell table:number-columns-repeated="2"/>
        </table:table-row>
        <table:table-row table:style-name="ro1">
          <table:table-cell office:value-type="float" office:value="255.536267454317" calcext:value-type="float">
            <text:p>255.536267454317</text:p>
          </table:table-cell>
          <table:table-cell table:number-columns-repeated="2"/>
        </table:table-row>
        <table:table-row table:style-name="ro1">
          <table:table-cell office:value-type="float" office:value="261.782312364054" calcext:value-type="float">
            <text:p>261.782312364054</text:p>
          </table:table-cell>
          <table:table-cell table:number-columns-repeated="2"/>
        </table:table-row>
        <table:table-row table:style-name="ro1">
          <table:table-cell office:value-type="float" office:value="262.073559342015" calcext:value-type="float">
            <text:p>262.073559342015</text:p>
          </table:table-cell>
          <table:table-cell table:number-columns-repeated="2"/>
        </table:table-row>
        <table:table-row table:style-name="ro1">
          <table:table-cell office:value-type="float" office:value="271.287654913762" calcext:value-type="float">
            <text:p>271.287654913762</text:p>
          </table:table-cell>
          <table:table-cell table:number-columns-repeated="2"/>
        </table:table-row>
        <table:table-row table:style-name="ro1">
          <table:table-cell office:value-type="float" office:value="279.854897853979" calcext:value-type="float">
            <text:p>279.854897853979</text:p>
          </table:table-cell>
          <table:table-cell table:number-columns-repeated="2"/>
        </table:table-row>
        <table:table-row table:style-name="ro1">
          <table:table-cell office:value-type="float" office:value="294.283494516618" calcext:value-type="float">
            <text:p>294.283494516618</text:p>
          </table:table-cell>
          <table:table-cell table:number-columns-repeated="2"/>
        </table:table-row>
        <table:table-row table:style-name="ro1">
          <table:table-cell office:value-type="float" office:value="299.731283136255" calcext:value-type="float">
            <text:p>299.731283136255</text:p>
          </table:table-cell>
          <table:table-cell table:number-columns-repeated="2"/>
        </table:table-row>
        <table:table-row table:style-name="ro1">
          <table:table-cell office:value-type="float" office:value="305.896436550347" calcext:value-type="float">
            <text:p>305.896436550347</text:p>
          </table:table-cell>
          <table:table-cell table:number-columns-repeated="2"/>
        </table:table-row>
        <table:table-row table:style-name="ro1">
          <table:table-cell office:value-type="float" office:value="323.504554571042" calcext:value-type="float">
            <text:p>323.504554571042</text:p>
          </table:table-cell>
          <table:table-cell table:number-columns-repeated="2"/>
        </table:table-row>
        <table:table-row table:style-name="ro1">
          <table:table-cell office:value-type="float" office:value="333.856099924208" calcext:value-type="float">
            <text:p>333.856099924208</text:p>
          </table:table-cell>
          <table:table-cell table:number-columns-repeated="2"/>
        </table:table-row>
        <table:table-row table:style-name="ro1">
          <table:table-cell office:value-type="float" office:value="336.416738374833" calcext:value-type="float">
            <text:p>336.416738374833</text:p>
          </table:table-cell>
          <table:table-cell table:number-columns-repeated="2"/>
        </table:table-row>
        <table:table-row table:style-name="ro1">
          <table:table-cell office:value-type="float" office:value="359.712545229499" calcext:value-type="float">
            <text:p>359.712545229499</text:p>
          </table:table-cell>
          <table:table-cell table:number-columns-repeated="2"/>
        </table:table-row>
        <table:table-row table:style-name="ro1">
          <table:table-cell office:value-type="float" office:value="374.909263967946" calcext:value-type="float">
            <text:p>374.909263967946</text:p>
          </table:table-cell>
          <table:table-cell table:number-columns-repeated="2"/>
        </table:table-row>
        <table:table-row table:style-name="ro1">
          <table:table-cell office:value-type="float" office:value="380.487287679207" calcext:value-type="float">
            <text:p>380.487287679207</text:p>
          </table:table-cell>
          <table:table-cell table:number-columns-repeated="2"/>
        </table:table-row>
        <table:table-row table:style-name="ro1">
          <table:table-cell office:value-type="float" office:value="380.690032073759" calcext:value-type="float">
            <text:p>380.690032073759</text:p>
          </table:table-cell>
          <table:table-cell table:number-columns-repeated="2"/>
        </table:table-row>
        <table:table-row table:style-name="ro1">
          <table:table-cell office:value-type="float" office:value="383.050825351911" calcext:value-type="float">
            <text:p>383.050825351911</text:p>
          </table:table-cell>
          <table:table-cell table:number-columns-repeated="2"/>
        </table:table-row>
        <table:table-row table:style-name="ro1">
          <table:table-cell office:value-type="float" office:value="411.180072878998" calcext:value-type="float">
            <text:p>411.180072878998</text:p>
          </table:table-cell>
          <table:table-cell table:number-columns-repeated="2"/>
        </table:table-row>
        <table:table-row table:style-name="ro1">
          <table:table-cell office:value-type="float" office:value="432.979063671352" calcext:value-type="float">
            <text:p>432.979063671352</text:p>
          </table:table-cell>
          <table:table-cell table:number-columns-repeated="2"/>
        </table:table-row>
        <table:table-row table:style-name="ro1">
          <table:table-cell office:value-type="float" office:value="471.026505872739" calcext:value-type="float">
            <text:p>471.026505872739</text:p>
          </table:table-cell>
          <table:table-cell table:number-columns-repeated="2"/>
        </table:table-row>
        <table:table-row table:style-name="ro1">
          <table:table-cell office:value-type="float" office:value="522.670685178018" calcext:value-type="float">
            <text:p>522.670685178018</text:p>
          </table:table-cell>
          <table:table-cell table:number-columns-repeated="2"/>
        </table:table-row>
        <table:table-row table:style-name="ro1">
          <table:table-cell office:value-type="float" office:value="550.932470299561" calcext:value-type="float">
            <text:p>550.932470299561</text:p>
          </table:table-cell>
          <table:table-cell table:number-columns-repeated="2"/>
        </table:table-row>
        <table:table-row table:style-name="ro1">
          <table:table-cell office:value-type="float" office:value="555.832810802798" calcext:value-type="float">
            <text:p>555.832810802798</text:p>
          </table:table-cell>
          <table:table-cell table:number-columns-repeated="2"/>
        </table:table-row>
        <table:table-row table:style-name="ro1">
          <table:table-cell office:value-type="float" office:value="560.343147766152" calcext:value-type="float">
            <text:p>560.343147766152</text:p>
          </table:table-cell>
          <table:table-cell table:number-columns-repeated="2"/>
        </table:table-row>
        <table:table-row table:style-name="ro1">
          <table:table-cell office:value-type="float" office:value="584.710249473159" calcext:value-type="float">
            <text:p>584.710249473159</text:p>
          </table:table-cell>
          <table:table-cell table:number-columns-repeated="2"/>
        </table:table-row>
        <table:table-row table:style-name="ro1">
          <table:table-cell office:value-type="float" office:value="628.476539480987" calcext:value-type="float">
            <text:p>628.476539480987</text:p>
          </table:table-cell>
          <table:table-cell table:number-columns-repeated="2"/>
        </table:table-row>
        <table:table-row table:style-name="ro1">
          <table:table-cell office:value-type="float" office:value="729.965264371936" calcext:value-type="float">
            <text:p>729.965264371936</text:p>
          </table:table-cell>
          <table:table-cell table:number-columns-repeated="2"/>
        </table:table-row>
        <table:table-row table:style-name="ro1">
          <table:table-cell office:value-type="float" office:value="989.955789210841" calcext:value-type="float">
            <text:p>989.955789210841</text:p>
          </table:table-cell>
          <table:table-cell table:number-columns-repeated="2"/>
        </table:table-row>
        <table:table-row table:style-name="ro1">
          <table:table-cell office:value-type="float" office:value="1910.45373477868" calcext:value-type="float">
            <text:p>1910.45373477868</text:p>
          </table:table-cell>
          <table:table-cell table:number-columns-repeated="2"/>
        </table:table-row>
        <table:table-row table:style-name="ro1">
          <table:table-cell office:value-type="float" office:value="2142.82254731935" calcext:value-type="float">
            <text:p>2142.82254731935</text:p>
          </table:table-cell>
          <table:table-cell table:number-columns-repeated="2"/>
        </table:table-row>
        <table:table-row table:style-name="ro1">
          <table:table-cell office:value-type="float" office:value="6311.58336598046" calcext:value-type="float">
            <text:p>6311.5833659804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atch1_2_3_svcomp_1_1_68AlgoPortfoloVsVanillaHydra.A1:batch1_2_3_svcomp_1_1_68AlgoPortfoloVsVanillaHydra.K15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07:54:08.494060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07:54:38.904029316</dc:date>
    <meta:editing-duration>PT1M3S</meta:editing-duration>
    <meta:editing-cycles>2</meta:editing-cycles>
    <meta:generator>LibreOffice/6.4.7.2$Linux_X86_64 LibreOffice_project/40$Build-2</meta:generator>
    <meta:document-statistic meta:table-count="2" meta:cell-count="1806" meta:object-count="0"/>
  </office:meta>
</office:document-meta>
</file>